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1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2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3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4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1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2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3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4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5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/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32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32" office:value-type="string" calcext:value-type="string">
            <text:p>BRANCH</text:p>
          </table:table-cell>
          <table:table-cell table:style-name="ce17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/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6"/>
          <table:table-cell table:number-columns-repeated="20"/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32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" office:value-type="string" calcext:value-type="string" table:number-columns-spanned="3" table:number-rows-spanned="1">
            <text:p>I0..I7</text:p>
          </table:table-cell>
          <table:covered-table-cell table:number-columns-repeated="2" table:style-name="ce6"/>
          <table:table-cell table:style-name="ce49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table:number-columns-repeated="3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5" office:value-type="string" calcext:value-type="string">
            <text:p>mvtcs r16</text:p>
          </table:table-cell>
          <table:table-cell table:style-name="ce57" table:content-validation-name="val26" office:value-type="string" calcext:value-type="string">
            <text:p>mvtstd r32</text:p>
          </table:table-cell>
          <table:table-cell table:style-name="ce57" office:value-type="string" calcext:value-type="string">
            <text:p>mvfir r32, ir32</text:p>
          </table:table-cell>
          <table:table-cell table:style-name="ce57"/>
          <table:table-cell table:style-name="ce57" office:value-type="string" calcext:value-type="string">
            <text:p>mvfisp r32</text:p>
          </table:table-cell>
          <table:table-cell table:style-name="ce57" office:value-type="string" calcext:value-type="string">
            <text:p>mvtisp r32</text:p>
          </table:table-cell>
          <table:table-cell table:style-name="ce57" table:number-columns-repeated="2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4" office:value-type="string" calcext:value-type="string">
            <text:p>mveq r32, r32, r8, imm8</text:p>
          </table:table-cell>
          <table:table-cell table:style-name="ce57" table:content-validation-name="val15" office:value-type="string" calcext:value-type="string">
            <text:p>mveq r32, r32, r16, imm16</text:p>
          </table:table-cell>
          <table:table-cell table:style-name="ce57" table:content-validation-name="val16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3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7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7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8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8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9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9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4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office:value-type="string" calcext:value-type="string">
            <text:p>hsmul r32, r32, r32</text:p>
          </table:table-cell>
          <table:table-cell table:style-name="ce57" office:value-type="string" calcext:value-type="string">
            <text:p>hsmul r32, r32, mem32</text:p>
          </table:table-cell>
          <table:table-cell table:style-name="ce57" table:number-columns-repeated="4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5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20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1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30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2" office:value-type="string" calcext:value-type="string">
            <text:p>bt r8</text:p>
          </table:table-cell>
          <table:table-cell table:style-name="ce57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2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31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3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16</text:p>
          </table:table-cell>
          <table:table-cell table:style-name="ce57" office:value-type="string" calcext:value-type="string">
            <text:p>in r16, r16</text:p>
          </table:table-cell>
          <table:table-cell table:style-name="ce57" office:value-type="string" calcext:value-type="string">
            <text:p>in r32, r16</text:p>
          </table:table-cell>
          <table:table-cell table:style-name="ce57" table:content-validation-name="val13" office:value-type="string" calcext:value-type="string">
            <text:p>in r8, imm8</text:p>
          </table:table-cell>
          <table:table-cell table:style-name="ce57" office:value-type="string" calcext:value-type="string">
            <text:p>out r16, r8</text:p>
          </table:table-cell>
          <table:table-cell table:style-name="ce57" office:value-type="string" calcext:value-type="string">
            <text:p>out r16, r16</text:p>
          </table:table-cell>
          <table:table-cell table:style-name="ce57" office:value-type="string" calcext:value-type="string">
            <text:p>out r16, r32</text:p>
          </table:table-cell>
          <table:table-cell table:style-name="ce57" table:content-validation-name="val24" office:value-type="string" calcext:value-type="string">
            <text:p>in imm8, r8</text:p>
          </table:table-cell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r8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r32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8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8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4" table:formula="of:=CONCATENATE([.C3])" office:value-type="string" office:string-value="nop" calcext:value-type="string">
            <text:p>nop</text:p>
          </table:table-cell>
          <table:table-cell table:style-name="ce57" table:formula="of:=CONCATENATE([.D3])">
            <text:p/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44" table:formula="of:=CONCATENATE([.G3])" office:value-type="string" office:string-value="jaes imm32" calcext:value-type="string">
            <text:p>jaes imm32</text:p>
          </table:table-cell>
          <table:table-cell table:style-name="ce44" table:formula="of:=CONCATENATE([.H3])" office:value-type="string" office:string-value="jaes r32" calcext:value-type="string">
            <text:p>jaes r32</text:p>
          </table:table-cell>
          <table:table-cell table:style-name="ce44" table:formula="of:=CONCATENATE([.I3])" office:value-type="string" office:string-value="jads imm32" calcext:value-type="string">
            <text:p>jads imm32</text:p>
          </table:table-cell>
          <table:table-cell table:style-name="ce44" table:formula="of:=CONCATENATE([.J3])" office:value-type="string" office:string-value="jads r32" calcext:value-type="string">
            <text:p>jads r32</text:p>
          </table:table-cell>
          <table:table-cell table:style-name="ce44" table:formula="of:=CONCATENATE([.K3])" office:value-type="string" office:string-value="jaep imm32" calcext:value-type="string">
            <text:p>jaep imm32</text:p>
          </table:table-cell>
          <table:table-cell table:style-name="ce44" table:formula="of:=CONCATENATE([.L3])" office:value-type="string" office:string-value="jaep r32" calcext:value-type="string">
            <text:p>jaep r32</text:p>
          </table:table-cell>
          <table:table-cell table:style-name="ce44" table:formula="of:=CONCATENATE([.M3])" office:value-type="string" office:string-value="jadp imm32" calcext:value-type="string">
            <text:p>jadp imm32</text:p>
          </table:table-cell>
          <table:table-cell table:style-name="ce44" table:formula="of:=CONCATENATE([.N3])" office:value-type="string" office:string-value="jadp r32" calcext:value-type="string">
            <text:p>jadp r32</text:p>
          </table:table-cell>
          <table:table-cell table:style-name="ce44" table:formula="of:=CONCATENATE([.O3])" office:value-type="string" office:string-value="jasp imm32" calcext:value-type="string">
            <text:p>jasp imm32</text:p>
          </table:table-cell>
          <table:table-cell table:style-name="ce44" table:formula="of:=CONCATENATE([.P3])" office:value-type="string" office:string-value="jasp r32" calcext:value-type="string">
            <text:p>jasp r32</text:p>
          </table:table-cell>
          <table:table-cell table:style-name="ce44" table:formula="of:=CONCATENATE([.Q3])" office:value-type="string" office:string-value="seti" calcext:value-type="string">
            <text:p>seti</text:p>
          </table:table-cell>
          <table:table-cell table:style-name="ce44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44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44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44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44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44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44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44" table:formula="of:=CONCATENATE([.C4])" office:value-type="string" office:string-value="setc" calcext:value-type="string">
            <text:p>setc</text:p>
          </table:table-cell>
          <table:table-cell table:style-name="ce44" table:formula="of:=CONCATENATE([.D4])" office:value-type="string" office:string-value="clrc" calcext:value-type="string">
            <text:p>clrc</text:p>
          </table:table-cell>
          <table:table-cell table:style-name="ce44" table:formula="of:=CONCATENATE([.E4])" office:value-type="string" office:string-value="setb" calcext:value-type="string">
            <text:p>setb</text:p>
          </table:table-cell>
          <table:table-cell table:style-name="ce44" table:formula="of:=CONCATENATE([.F4])" office:value-type="string" office:string-value="clrb" calcext:value-type="string">
            <text:p>clrb</text:p>
          </table:table-cell>
          <table:table-cell table:style-name="ce44" table:formula="of:=CONCATENATE([.G4])" office:value-type="string" office:string-value="setv" calcext:value-type="string">
            <text:p>setv</text:p>
          </table:table-cell>
          <table:table-cell table:style-name="ce44" table:formula="of:=CONCATENATE([.H4])" office:value-type="string" office:string-value="clrv" calcext:value-type="string">
            <text:p>clrv</text:p>
          </table:table-cell>
          <table:table-cell table:style-name="ce44" table:formula="of:=CONCATENATE([.I4])" office:value-type="string" office:string-value="setn" calcext:value-type="string">
            <text:p>setn</text:p>
          </table:table-cell>
          <table:table-cell table:style-name="ce44" table:formula="of:=CONCATENATE([.J4])" office:value-type="string" office:string-value="clrn" calcext:value-type="string">
            <text:p>clrn</text:p>
          </table:table-cell>
          <table:table-cell table:style-name="ce44" table:formula="of:=CONCATENATE([.K4])" office:value-type="string" office:string-value="setz" calcext:value-type="string">
            <text:p>setz</text:p>
          </table:table-cell>
          <table:table-cell table:style-name="ce44" table:formula="of:=CONCATENATE([.L4])" office:value-type="string" office:string-value="clrz" calcext:value-type="string">
            <text:p>clrz</text:p>
          </table:table-cell>
          <table:table-cell table:style-name="ce44" table:formula="of:=CONCATENATE([.M4])" office:value-type="string" office:string-value="seto" calcext:value-type="string">
            <text:p>seto</text:p>
          </table:table-cell>
          <table:table-cell table:style-name="ce44" table:formula="of:=CONCATENATE([.N4])" office:value-type="string" office:string-value="clro" calcext:value-type="string">
            <text:p>clro</text:p>
          </table:table-cell>
          <table:table-cell table:style-name="ce44" table:formula="of:=CONCATENATE([.O4])" office:value-type="string" office:string-value="togc" calcext:value-type="string">
            <text:p>togc</text:p>
          </table:table-cell>
          <table:table-cell table:style-name="ce44" table:formula="of:=CONCATENATE([.P4])" office:value-type="string" office:string-value="togn" calcext:value-type="string">
            <text:p>togn</text:p>
          </table:table-cell>
          <table:table-cell table:style-name="ce44" table:formula="of:=CONCATENATE([.Q4])" office:value-type="string" office:string-value="togz" calcext:value-type="string">
            <text:p>togz</text:p>
          </table:table-cell>
          <table:table-cell table:style-name="ce44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44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44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44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44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44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44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44" table:formula="of:=CONCATENATE([.C5])" office:value-type="string" office:string-value="jr imm16" calcext:value-type="string">
            <text:p>jr imm16</text:p>
          </table:table-cell>
          <table:table-cell table:style-name="ce44" table:formula="of:=CONCATENATE([.D5])" office:value-type="string" office:string-value="jr.cc imm16" calcext:value-type="string">
            <text:p>jr.cc imm16</text:p>
          </table:table-cell>
          <table:table-cell table:style-name="ce44" table:formula="of:=CONCATENATE([.E5])" office:value-type="string" office:string-value="jr.cc r32, imm16" calcext:value-type="string">
            <text:p>jr.cc r32, imm16</text:p>
          </table:table-cell>
          <table:table-cell table:style-name="ce44" table:formula="of:=CONCATENATE([.F5])" office:value-type="string" office:string-value="ja imm32" calcext:value-type="string">
            <text:p>ja imm32</text:p>
          </table:table-cell>
          <table:table-cell table:style-name="ce44" table:formula="of:=CONCATENATE([.G5])" office:value-type="string" office:string-value="ja r32" calcext:value-type="string">
            <text:p>ja r32</text:p>
          </table:table-cell>
          <table:table-cell table:style-name="ce44" table:formula="of:=CONCATENATE([.H5])" office:value-type="string" office:string-value="ja.cc imm32" calcext:value-type="string">
            <text:p>ja.cc imm32</text:p>
          </table:table-cell>
          <table:table-cell table:style-name="ce44" table:formula="of:=CONCATENATE([.I5])" office:value-type="string" office:string-value="ja.cc r32, imm32" calcext:value-type="string">
            <text:p>ja.cc r32, imm32</text:p>
          </table:table-cell>
          <table:table-cell table:style-name="ce44" table:formula="of:=CONCATENATE([.J5])" office:value-type="string" office:string-value="xjmp r32" calcext:value-type="string">
            <text:p>xjmp r32</text:p>
          </table:table-cell>
          <table:table-cell table:style-name="ce44" table:formula="of:=CONCATENATE([.K5])" office:value-type="string" office:string-value="br imm16" calcext:value-type="string">
            <text:p>br imm16</text:p>
          </table:table-cell>
          <table:table-cell table:style-name="ce44" table:formula="of:=CONCATENATE([.L5])" office:value-type="string" office:string-value="br.cc imm16" calcext:value-type="string">
            <text:p>br.cc imm16</text:p>
          </table:table-cell>
          <table:table-cell table:style-name="ce44" table:formula="of:=CONCATENATE([.M5])" office:value-type="string" office:string-value="br.cc r32, imm16" calcext:value-type="string">
            <text:p>br.cc r32, imm16</text:p>
          </table:table-cell>
          <table:table-cell table:style-name="ce44" table:formula="of:=CONCATENATE([.N5])" office:value-type="string" office:string-value="ba imm32" calcext:value-type="string">
            <text:p>ba imm32</text:p>
          </table:table-cell>
          <table:table-cell table:style-name="ce44" table:formula="of:=CONCATENATE([.O5])" office:value-type="string" office:string-value="ba r32" calcext:value-type="string">
            <text:p>ba r32</text:p>
          </table:table-cell>
          <table:table-cell table:style-name="ce44" table:formula="of:=CONCATENATE([.P5])" office:value-type="string" office:string-value="ba.cc imm32" calcext:value-type="string">
            <text:p>ba.cc imm32</text:p>
          </table:table-cell>
          <table:table-cell table:style-name="ce44" table:formula="of:=CONCATENATE([.Q5])" office:value-type="string" office:string-value="ba.cc r32, imm32" calcext:value-type="string">
            <text:p>ba.cc r32, imm32</text:p>
          </table:table-cell>
          <table:table-cell table:style-name="ce44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44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44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44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44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44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44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44" table:formula="of:=CONCATENATE([.C6])" office:value-type="string" office:string-value="ret" calcext:value-type="string">
            <text:p>ret</text:p>
          </table:table-cell>
          <table:table-cell table:style-name="ce44" table:formula="of:=CONCATENATE([.D6])" office:value-type="string" office:string-value="iret" calcext:value-type="string">
            <text:p>iret</text:p>
          </table:table-cell>
          <table:table-cell table:style-name="ce44" table:formula="of:=CONCATENATE([.E6])" office:value-type="string" office:string-value="int" calcext:value-type="string">
            <text:p>int</text:p>
          </table:table-cell>
          <table:table-cell table:style-name="ce57" table:formula="of:=CONCATENATE([.F6])">
            <text:p/>
          </table:table-cell>
          <table:table-cell table:style-name="ce44" table:formula="of:=CONCATENATE([.G6])" office:value-type="string" office:string-value="enter" calcext:value-type="string">
            <text:p>enter</text:p>
          </table:table-cell>
          <table:table-cell table:style-name="ce44" table:formula="of:=CONCATENATE([.H6])" office:value-type="string" office:string-value="enter imm16" calcext:value-type="string">
            <text:p>enter imm16</text:p>
          </table:table-cell>
          <table:table-cell table:style-name="ce44" table:formula="of:=CONCATENATE([.I6])" office:value-type="string" office:string-value="enter r16" calcext:value-type="string">
            <text:p>enter r16</text:p>
          </table:table-cell>
          <table:table-cell table:style-name="ce44" table:formula="of:=CONCATENATE([.J6])" office:value-type="string" office:string-value="leave" calcext:value-type="string">
            <text:p>leave</text:p>
          </table:table-cell>
          <table:table-cell table:style-name="ce44" table:content-validation-name="val25" office:value-type="string" calcext:value-type="string">
            <text:p>mvtcs r8</text:p>
          </table:table-cell>
          <table:table-cell table:style-name="ce44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44" table:formula="of:=CONCATENATE([.M6])" office:value-type="string" office:string-value="mvfir r32, ir32" calcext:value-type="string">
            <text:p>mvfir r32, ir32</text:p>
          </table:table-cell>
          <table:table-cell table:style-name="ce57" table:formula="of:=CONCATENATE([.N6])">
            <text:p/>
          </table:table-cell>
          <table:table-cell table:style-name="ce44" table:formula="of:=CONCATENATE([.O6])" office:value-type="string" office:string-value="mvfisp r32" calcext:value-type="string">
            <text:p>mvfisp r32</text:p>
          </table:table-cell>
          <table:table-cell table:style-name="ce44" table:formula="of:=CONCATENATE([.P6])" office:value-type="string" office:string-value="mvtisp r32" calcext:value-type="string">
            <text:p>mvtisp r32</text:p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44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44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44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44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44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44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44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44" table:formula="of:=CONCATENATE([.K7])" office:value-type="string" office:string-value="cvbtw r32, r8" calcext:value-type="string">
            <text:p>cvbtw r32, r8</text:p>
          </table:table-cell>
          <table:table-cell table:style-name="ce44" table:formula="of:=CONCATENATE([.L7])" office:value-type="string" office:string-value="cvbtw r32, d8" calcext:value-type="string">
            <text:p>cvbtw r32, d8</text:p>
          </table:table-cell>
          <table:table-cell table:style-name="ce44" table:formula="of:=CONCATENATE([.M7])" office:value-type="string" office:string-value="cvhtw r32, r16" calcext:value-type="string">
            <text:p>cvhtw r32, r16</text:p>
          </table:table-cell>
          <table:table-cell table:style-name="ce44" table:formula="of:=CONCATENATE([.N7])" office:value-type="string" office:string-value="cvhtw r32, d16" calcext:value-type="string">
            <text:p>cvhtw r32, d16</text:p>
          </table:table-cell>
          <table:table-cell table:style-name="ce44" table:formula="of:=CONCATENATE([.O7])" office:value-type="string" office:string-value="cvbth r16, r8" calcext:value-type="string">
            <text:p>cvbth r16, r8</text:p>
          </table:table-cell>
          <table:table-cell table:style-name="ce44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44" table:content-validation-name="val33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44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44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44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44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44" table:formula="of:=CONCATENATE([.C8])" office:value-type="string" office:string-value="pop r8" calcext:value-type="string">
            <text:p>pop r8</text:p>
          </table:table-cell>
          <table:table-cell table:style-name="ce44" table:formula="of:=CONCATENATE([.D8])" office:value-type="string" office:string-value="pop r16" calcext:value-type="string">
            <text:p>pop r16</text:p>
          </table:table-cell>
          <table:table-cell table:style-name="ce44" table:formula="of:=CONCATENATE([.E8])" office:value-type="string" office:string-value="pop r32" calcext:value-type="string">
            <text:p>pop r32</text:p>
          </table:table-cell>
          <table:table-cell table:style-name="ce44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44" table:formula="of:=CONCATENATE([.G8])" office:value-type="string" office:string-value="psh r8" calcext:value-type="string">
            <text:p>psh r8</text:p>
          </table:table-cell>
          <table:table-cell table:style-name="ce44" table:formula="of:=CONCATENATE([.H8])" office:value-type="string" office:string-value="psh r16" calcext:value-type="string">
            <text:p>psh r16</text:p>
          </table:table-cell>
          <table:table-cell table:style-name="ce44" table:formula="of:=CONCATENATE([.I8])" office:value-type="string" office:string-value="psh r32" calcext:value-type="string">
            <text:p>psh r32</text:p>
          </table:table-cell>
          <table:table-cell table:style-name="ce44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44" table:formula="of:=CONCATENATE([.K8])" office:value-type="string" office:string-value="psh imm8" calcext:value-type="string">
            <text:p>psh imm8</text:p>
          </table:table-cell>
          <table:table-cell table:style-name="ce44" table:formula="of:=CONCATENATE([.L8])" office:value-type="string" office:string-value="psh imm16" calcext:value-type="string">
            <text:p>psh imm16</text:p>
          </table:table-cell>
          <table:table-cell table:style-name="ce44" table:formula="of:=CONCATENATE([.M8])" office:value-type="string" office:string-value="psh imm32" calcext:value-type="string">
            <text:p>psh imm32</text:p>
          </table:table-cell>
          <table:table-cell table:style-name="ce44" table:formula="of:=CONCATENATE([.N8])" office:value-type="string" office:string-value="poplst" calcext:value-type="string">
            <text:p>poplst</text:p>
          </table:table-cell>
          <table:table-cell table:style-name="ce44" table:formula="of:=CONCATENATE([.O8])" office:value-type="string" office:string-value="popst" calcext:value-type="string">
            <text:p>popst</text:p>
          </table:table-cell>
          <table:table-cell table:style-name="ce44" table:formula="of:=CONCATENATE([.P8])" office:value-type="string" office:string-value="pshlst" calcext:value-type="string">
            <text:p>pshlst</text:p>
          </table:table-cell>
          <table:table-cell table:style-name="ce44" table:formula="of:=CONCATENATE([.Q8])" office:value-type="string" office:string-value="pshst" calcext:value-type="string">
            <text:p>pshst</text:p>
          </table:table-cell>
          <table:table-cell table:style-name="ce44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44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44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44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44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44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44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44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44" table:formula="of:=CONCATENATE([.C9])" office:value-type="string" office:string-value="lea r8, r32" calcext:value-type="string">
            <text:p>lea r8, r32</text:p>
          </table:table-cell>
          <table:table-cell table:style-name="ce44" table:formula="of:=CONCATENATE([.D9])" office:value-type="string" office:string-value="lea r16, r32" calcext:value-type="string">
            <text:p>lea r16, r32</text:p>
          </table:table-cell>
          <table:table-cell table:style-name="ce44" table:formula="of:=CONCATENATE([.E9])" office:value-type="string" office:string-value="lea r32, r32" calcext:value-type="string">
            <text:p>lea r32, r32</text:p>
          </table:table-cell>
          <table:table-cell table:style-name="ce44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44" table:formula="of:=CONCATENATE([.G9])" office:value-type="string" office:string-value="lea r8, r32, imm16" calcext:value-type="string">
            <text:p>lea r8, r32, imm16</text:p>
          </table:table-cell>
          <table:table-cell table:style-name="ce44" table:formula="of:=CONCATENATE([.H9])" office:value-type="string" office:string-value="lea r16, r32, imm16" calcext:value-type="string">
            <text:p>lea r16, r32, imm16</text:p>
          </table:table-cell>
          <table:table-cell table:style-name="ce44" table:formula="of:=CONCATENATE([.I9])" office:value-type="string" office:string-value="lea r32, r32, imm16" calcext:value-type="string">
            <text:p>lea r32, r32, imm16</text:p>
          </table:table-cell>
          <table:table-cell table:style-name="ce44" table:formula="of:=CONCATENATE([.J9])" office:value-type="string" office:string-value="lea r32, 32, imm32" calcext:value-type="string">
            <text:p>lea r32, 32, imm32</text:p>
          </table:table-cell>
          <table:table-cell table:style-name="ce44" table:formula="of:=CONCATENATE([.K9])" office:value-type="string" office:string-value="sea r32, r8" calcext:value-type="string">
            <text:p>sea r32, r8</text:p>
          </table:table-cell>
          <table:table-cell table:style-name="ce44" table:formula="of:=CONCATENATE([.L9])" office:value-type="string" office:string-value="sea r32, r16" calcext:value-type="string">
            <text:p>sea r32, r16</text:p>
          </table:table-cell>
          <table:table-cell table:style-name="ce44" table:formula="of:=CONCATENATE([.M9])" office:value-type="string" office:string-value="sea r32, r32" calcext:value-type="string">
            <text:p>sea r32, r32</text:p>
          </table:table-cell>
          <table:table-cell table:style-name="ce44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44" table:formula="of:=CONCATENATE([.O9])" office:value-type="string" office:string-value="sea r32, imm16, r8" calcext:value-type="string">
            <text:p>sea r32, imm16, r8</text:p>
          </table:table-cell>
          <table:table-cell table:style-name="ce44" table:formula="of:=CONCATENATE([.P9])" office:value-type="string" office:string-value="sea r32, imm16, r16" calcext:value-type="string">
            <text:p>sea r32, imm16, r16</text:p>
          </table:table-cell>
          <table:table-cell table:style-name="ce44" table:formula="of:=CONCATENATE([.Q9])" office:value-type="string" office:string-value="sea r32, imm16, r32" calcext:value-type="string">
            <text:p>sea r32, imm16, r32</text:p>
          </table:table-cell>
          <table:table-cell table:style-name="ce44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44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44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44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44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44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44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44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44" table:formula="of:=CONCATENATE([.C10])" office:value-type="string" office:string-value="mov r8, r8" calcext:value-type="string">
            <text:p>mov r8, r8</text:p>
          </table:table-cell>
          <table:table-cell table:style-name="ce44" table:formula="of:=CONCATENATE([.D10])" office:value-type="string" office:string-value="mov r16, r16" calcext:value-type="string">
            <text:p>mov r16, r16</text:p>
          </table:table-cell>
          <table:table-cell table:style-name="ce44" table:formula="of:=CONCATENATE([.E10])" office:value-type="string" office:string-value="mov r32, r32" calcext:value-type="string">
            <text:p>mov r32, r32</text:p>
          </table:table-cell>
          <table:table-cell table:style-name="ce44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44" table:formula="of:=CONCATENATE([.G10])" office:value-type="string" office:string-value="mov mem8, imm8" calcext:value-type="string">
            <text:p>mov mem8, imm8</text:p>
          </table:table-cell>
          <table:table-cell table:style-name="ce44" table:formula="of:=CONCATENATE([.H10])" office:value-type="string" office:string-value="mov mem16, imm16" calcext:value-type="string">
            <text:p>mov mem16, imm16</text:p>
          </table:table-cell>
          <table:table-cell table:style-name="ce44" table:formula="of:=CONCATENATE([.I10])" office:value-type="string" office:string-value="mov mem32, imm32" calcext:value-type="string">
            <text:p>mov mem32, imm32</text:p>
          </table:table-cell>
          <table:table-cell table:style-name="ce44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44" table:formula="of:=CONCATENATE([.K10])" office:value-type="string" office:string-value="xchg r8, r8" calcext:value-type="string">
            <text:p>xchg r8, r8</text:p>
          </table:table-cell>
          <table:table-cell table:style-name="ce44" table:formula="of:=CONCATENATE([.L10])" office:value-type="string" office:string-value="xchg r16, r16" calcext:value-type="string">
            <text:p>xchg r16, r16</text:p>
          </table:table-cell>
          <table:table-cell table:style-name="ce44" table:formula="of:=CONCATENATE([.M10])" office:value-type="string" office:string-value="xchg r32, r32" calcext:value-type="string">
            <text:p>xchg r32, r32</text:p>
          </table:table-cell>
          <table:table-cell table:style-name="ce44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44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44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44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44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44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44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44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44" table:formula="of:=CONCATENATE([.C11])" office:value-type="string" office:string-value="adc r8, r8" calcext:value-type="string">
            <text:p>adc r8, r8</text:p>
          </table:table-cell>
          <table:table-cell table:style-name="ce44" table:formula="of:=CONCATENATE([.D11])" office:value-type="string" office:string-value="adc r16, r16" calcext:value-type="string">
            <text:p>adc r16, r16</text:p>
          </table:table-cell>
          <table:table-cell table:style-name="ce44" table:formula="of:=CONCATENATE([.E11])" office:value-type="string" office:string-value="adc r32, r32" calcext:value-type="string">
            <text:p>adc r32, r32</text:p>
          </table:table-cell>
          <table:table-cell table:style-name="ce44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44" table:formula="of:=CONCATENATE([.G11])" office:value-type="string" office:string-value="add r8, r8" calcext:value-type="string">
            <text:p>add r8, r8</text:p>
          </table:table-cell>
          <table:table-cell table:style-name="ce44" table:formula="of:=CONCATENATE([.H11])" office:value-type="string" office:string-value="add r16, r16" calcext:value-type="string">
            <text:p>add r16, r16</text:p>
          </table:table-cell>
          <table:table-cell table:style-name="ce44" table:formula="of:=CONCATENATE([.I11])" office:value-type="string" office:string-value="add r32, r32" calcext:value-type="string">
            <text:p>add r32, r32</text:p>
          </table:table-cell>
          <table:table-cell table:style-name="ce44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44" table:formula="of:=CONCATENATE([.K11])" office:value-type="string" office:string-value="sbb r8, r8" calcext:value-type="string">
            <text:p>sbb r8, r8</text:p>
          </table:table-cell>
          <table:table-cell table:style-name="ce44" table:formula="of:=CONCATENATE([.L11])" office:value-type="string" office:string-value="sbb r16, r16" calcext:value-type="string">
            <text:p>sbb r16, r16</text:p>
          </table:table-cell>
          <table:table-cell table:style-name="ce44" table:formula="of:=CONCATENATE([.M11])" office:value-type="string" office:string-value="sbb r32, r32" calcext:value-type="string">
            <text:p>sbb r32, r32</text:p>
          </table:table-cell>
          <table:table-cell table:style-name="ce44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44" table:formula="of:=CONCATENATE([.O11])" office:value-type="string" office:string-value="sub r8, r8" calcext:value-type="string">
            <text:p>sub r8, r8</text:p>
          </table:table-cell>
          <table:table-cell table:style-name="ce44" table:formula="of:=CONCATENATE([.P11])" office:value-type="string" office:string-value="sub r16, r16" calcext:value-type="string">
            <text:p>sub r16, r16</text:p>
          </table:table-cell>
          <table:table-cell table:style-name="ce44" table:formula="of:=CONCATENATE([.Q11])" office:value-type="string" office:string-value="sub r32, r32" calcext:value-type="string">
            <text:p>sub r32, r32</text:p>
          </table:table-cell>
          <table:table-cell table:style-name="ce44" table:content-validation-name="val34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44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44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44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44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44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44" table:formula="of:=CONCATENATE([.C12])" office:value-type="string" office:string-value="mul r8, r8" calcext:value-type="string">
            <text:p>mul r8, r8</text:p>
          </table:table-cell>
          <table:table-cell table:style-name="ce44" table:formula="of:=CONCATENATE([.D12])" office:value-type="string" office:string-value="mul r16, r16" calcext:value-type="string">
            <text:p>mul r16, r16</text:p>
          </table:table-cell>
          <table:table-cell table:style-name="ce44" table:formula="of:=CONCATENATE([.E12])" office:value-type="string" office:string-value="mul r32, r32" calcext:value-type="string">
            <text:p>mul r32, r32</text:p>
          </table:table-cell>
          <table:table-cell table:style-name="ce44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44" table:formula="of:=CONCATENATE([.G12])" office:value-type="string" office:string-value="hmul r32, r32, r32" calcext:value-type="string">
            <text:p>hmul r32, r32, r32</text:p>
          </table:table-cell>
          <table:table-cell table:style-name="ce44" table:formula="of:=CONCATENATE([.H12])" office:value-type="string" office:string-value="hmul r32, r32, mem32" calcext:value-type="string">
            <text:p>hmul r32, r32, mem32</text:p>
          </table:table-cell>
          <table:table-cell table:style-name="ce44" table:formula="of:=CONCATENATE([.I12])" office:value-type="string" office:string-value="hsmul r32, r32, r32" calcext:value-type="string">
            <text:p>hsmul r32, r32, r32</text:p>
          </table:table-cell>
          <table:table-cell table:style-name="ce44" table:formula="of:=CONCATENATE([.J12])" office:value-type="string" office:string-value="hsmul r32, r32, mem32" calcext:value-type="string">
            <text:p>hsmul r32, r32, mem32</text:p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44" table:formula="of:=CONCATENATE([.O12])" office:value-type="string" office:string-value="div r8, r8" calcext:value-type="string">
            <text:p>div r8, r8</text:p>
          </table:table-cell>
          <table:table-cell table:style-name="ce44" table:formula="of:=CONCATENATE([.P12])" office:value-type="string" office:string-value="div r16, r16" calcext:value-type="string">
            <text:p>div r16, r16</text:p>
          </table:table-cell>
          <table:table-cell table:style-name="ce44" table:formula="of:=CONCATENATE([.Q12])" office:value-type="string" office:string-value="div r32, r32" calcext:value-type="string">
            <text:p>div r32, r32</text:p>
          </table:table-cell>
          <table:table-cell table:style-name="ce44" table:content-validation-name="val35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44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44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44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44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44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44" table:formula="of:=CONCATENATE([.C13])" office:value-type="string" office:string-value="mod r8, r8" calcext:value-type="string">
            <text:p>mod r8, r8</text:p>
          </table:table-cell>
          <table:table-cell table:style-name="ce44" table:formula="of:=CONCATENATE([.D13])" office:value-type="string" office:string-value="mod r16, r16" calcext:value-type="string">
            <text:p>mod r16, r16</text:p>
          </table:table-cell>
          <table:table-cell table:style-name="ce44" table:formula="of:=CONCATENATE([.E13])" office:value-type="string" office:string-value="mod r32, r32" calcext:value-type="string">
            <text:p>mod r32, r32</text:p>
          </table:table-cell>
          <table:table-cell table:style-name="ce44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44" table:formula="of:=CONCATENATE([.G13])" office:value-type="string" office:string-value="cmp r8, r8" calcext:value-type="string">
            <text:p>cmp r8, r8</text:p>
          </table:table-cell>
          <table:table-cell table:style-name="ce44" table:formula="of:=CONCATENATE([.H13])" office:value-type="string" office:string-value="cmp r16, r16" calcext:value-type="string">
            <text:p>cmp r16, r16</text:p>
          </table:table-cell>
          <table:table-cell table:style-name="ce44" table:formula="of:=CONCATENATE([.I13])" office:value-type="string" office:string-value="cmp r32, r32" calcext:value-type="string">
            <text:p>cmp r32, r32</text:p>
          </table:table-cell>
          <table:table-cell table:style-name="ce44" table:content-validation-name="val20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44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44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44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44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44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44" table:formula="of:=CONCATENATE([.C14])" office:value-type="string" office:string-value="and r8, r8" calcext:value-type="string">
            <text:p>and r8, r8</text:p>
          </table:table-cell>
          <table:table-cell table:style-name="ce44" table:formula="of:=CONCATENATE([.D14])" office:value-type="string" office:string-value="and r16, r16" calcext:value-type="string">
            <text:p>and r16, r16</text:p>
          </table:table-cell>
          <table:table-cell table:style-name="ce44" table:formula="of:=CONCATENATE([.E14])" office:value-type="string" office:string-value="and r32, r32" calcext:value-type="string">
            <text:p>and r32, r32</text:p>
          </table:table-cell>
          <table:table-cell table:style-name="ce44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44" table:formula="of:=CONCATENATE([.G14])" office:value-type="string" office:string-value="or r8, r8" calcext:value-type="string">
            <text:p>or r8, r8</text:p>
          </table:table-cell>
          <table:table-cell table:style-name="ce44" table:formula="of:=CONCATENATE([.H14])" office:value-type="string" office:string-value="or r16, r16" calcext:value-type="string">
            <text:p>or r16, r16</text:p>
          </table:table-cell>
          <table:table-cell table:style-name="ce44" table:formula="of:=CONCATENATE([.I14])" office:value-type="string" office:string-value="or r32, r32" calcext:value-type="string">
            <text:p>or r32, r32</text:p>
          </table:table-cell>
          <table:table-cell table:style-name="ce44" table:content-validation-name="val21" table:formula="of:=CONCATENATE([.J14])" office:value-type="string" office:string-value="or r8, imm8" calcext:value-type="string">
            <text:p>or r8, imm8</text:p>
          </table:table-cell>
          <table:table-cell table:style-name="ce44" table:formula="of:=CONCATENATE([.K14])" office:value-type="string" office:string-value="xor r8, r8" calcext:value-type="string">
            <text:p>xor r8, r8</text:p>
          </table:table-cell>
          <table:table-cell table:style-name="ce44" table:formula="of:=CONCATENATE([.L14])" office:value-type="string" office:string-value="xor r16, r16" calcext:value-type="string">
            <text:p>xor r16, r16</text:p>
          </table:table-cell>
          <table:table-cell table:style-name="ce44" table:formula="of:=CONCATENATE([.M14])" office:value-type="string" office:string-value="xor r32, r32" calcext:value-type="string">
            <text:p>xor r32, r32</text:p>
          </table:table-cell>
          <table:table-cell table:style-name="ce44" table:content-validation-name="val30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44" table:content-validation-name="val32" table:formula="of:=CONCATENATE([.Q14])" office:value-type="string" office:string-value="bt r8" calcext:value-type="string">
            <text:p>bt r8</text:p>
          </table:table-cell>
          <table:table-cell table:style-name="ce44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44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44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44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44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44" table:formula="of:=CONCATENATE([.C15])" office:value-type="string" office:string-value="lsh r8, r8" calcext:value-type="string">
            <text:p>lsh r8, r8</text:p>
          </table:table-cell>
          <table:table-cell table:style-name="ce44" table:formula="of:=CONCATENATE([.D15])" office:value-type="string" office:string-value="lsh r16, r16" calcext:value-type="string">
            <text:p>lsh r16, r16</text:p>
          </table:table-cell>
          <table:table-cell table:style-name="ce44" table:formula="of:=CONCATENATE([.E15])" office:value-type="string" office:string-value="lsh r32, r32" calcext:value-type="string">
            <text:p>lsh r32, r32</text:p>
          </table:table-cell>
          <table:table-cell table:style-name="ce44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44" table:formula="of:=CONCATENATE([.G15])" office:value-type="string" office:string-value="rsh r8, r8" calcext:value-type="string">
            <text:p>rsh r8, r8</text:p>
          </table:table-cell>
          <table:table-cell table:style-name="ce44" table:formula="of:=CONCATENATE([.H15])" office:value-type="string" office:string-value="rsh r16, r16" calcext:value-type="string">
            <text:p>rsh r16, r16</text:p>
          </table:table-cell>
          <table:table-cell table:style-name="ce44" table:formula="of:=CONCATENATE([.I15])" office:value-type="string" office:string-value="rsh r32, r32" calcext:value-type="string">
            <text:p>rsh r32, r32</text:p>
          </table:table-cell>
          <table:table-cell table:style-name="ce44" table:content-validation-name="val22" table:formula="of:=CONCATENATE([.J15])" office:value-type="string" office:string-value="rsh r8, imm8" calcext:value-type="string">
            <text:p>rsh r8, imm8</text:p>
          </table:table-cell>
          <table:table-cell table:style-name="ce44" table:formula="of:=CONCATENATE([.K15])" office:value-type="string" office:string-value="lrot r8, r8" calcext:value-type="string">
            <text:p>lrot r8, r8</text:p>
          </table:table-cell>
          <table:table-cell table:style-name="ce44" table:formula="of:=CONCATENATE([.L15])" office:value-type="string" office:string-value="lrot r16, r16" calcext:value-type="string">
            <text:p>lrot r16, r16</text:p>
          </table:table-cell>
          <table:table-cell table:style-name="ce44" table:formula="of:=CONCATENATE([.M15])" office:value-type="string" office:string-value="lrot r32, r32" calcext:value-type="string">
            <text:p>lrot r32, r32</text:p>
          </table:table-cell>
          <table:table-cell table:style-name="ce44" table:content-validation-name="val31" table:formula="of:=CONCATENATE([.N15])" office:value-type="string" office:string-value="lrot r8, imm8" calcext:value-type="string">
            <text:p>lrot r8, imm8</text:p>
          </table:table-cell>
          <table:table-cell table:style-name="ce44" table:formula="of:=CONCATENATE([.O15])" office:value-type="string" office:string-value="rrot r8, r8" calcext:value-type="string">
            <text:p>rrot r8, r8</text:p>
          </table:table-cell>
          <table:table-cell table:style-name="ce44" table:formula="of:=CONCATENATE([.P15])" office:value-type="string" office:string-value="rrot r16, r16" calcext:value-type="string">
            <text:p>rrot r16, r16</text:p>
          </table:table-cell>
          <table:table-cell table:style-name="ce44" table:formula="of:=CONCATENATE([.Q15])" office:value-type="string" office:string-value="rrot r32, r32" calcext:value-type="string">
            <text:p>rrot r32, r32</text:p>
          </table:table-cell>
          <table:table-cell table:style-name="ce44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44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44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44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44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44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44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44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44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44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44" table:formula="of:=CONCATENATE([.P16])" office:value-type="string" office:string-value="bswap r16" calcext:value-type="string">
            <text:p>bswap r16</text:p>
          </table:table-cell>
          <table:table-cell table:style-name="ce44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44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44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44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44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44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44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44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44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44" table:formula="of:=CONCATENATE([.C17])" office:value-type="string" office:string-value="inc r8" calcext:value-type="string">
            <text:p>inc r8</text:p>
          </table:table-cell>
          <table:table-cell table:style-name="ce44" table:formula="of:=CONCATENATE([.D17])" office:value-type="string" office:string-value="inc r16" calcext:value-type="string">
            <text:p>inc r16</text:p>
          </table:table-cell>
          <table:table-cell table:style-name="ce44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44" table:formula="of:=CONCATENATE([.G17])" office:value-type="string" office:string-value="dec r8" calcext:value-type="string">
            <text:p>dec r8</text:p>
          </table:table-cell>
          <table:table-cell table:style-name="ce44" table:formula="of:=CONCATENATE([.H17])" office:value-type="string" office:string-value="dec r16" calcext:value-type="string">
            <text:p>dec r16</text:p>
          </table:table-cell>
          <table:table-cell table:style-name="ce44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44" table:formula="of:=CONCATENATE([.K17])" office:value-type="string" office:string-value="neg r8" calcext:value-type="string">
            <text:p>neg r8</text:p>
          </table:table-cell>
          <table:table-cell table:style-name="ce44" table:formula="of:=CONCATENATE([.L17])" office:value-type="string" office:string-value="neg r16" calcext:value-type="string">
            <text:p>neg r16</text:p>
          </table:table-cell>
          <table:table-cell table:style-name="ce44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44" table:formula="of:=CONCATENATE([.O17])" office:value-type="string" office:string-value="not r8" calcext:value-type="string">
            <text:p>not r8</text:p>
          </table:table-cell>
          <table:table-cell table:style-name="ce44" table:formula="of:=CONCATENATE([.P17])" office:value-type="string" office:string-value="not r16" calcext:value-type="string">
            <text:p>not r16</text:p>
          </table:table-cell>
          <table:table-cell table:style-name="ce44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44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44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44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44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44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44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44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44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44" table:formula="of:=CONCATENATE([.C18])" office:value-type="string" office:string-value="in r8, r16" calcext:value-type="string">
            <text:p>in r8, r16</text:p>
          </table:table-cell>
          <table:table-cell table:style-name="ce44" table:formula="of:=CONCATENATE([.D18])" office:value-type="string" office:string-value="in r16, r16" calcext:value-type="string">
            <text:p>in r16, r16</text:p>
          </table:table-cell>
          <table:table-cell table:style-name="ce44" table:formula="of:=CONCATENATE([.E18])" office:value-type="string" office:string-value="in r32, r16" calcext:value-type="string">
            <text:p>in r32, r16</text:p>
          </table:table-cell>
          <table:table-cell table:style-name="ce44" table:formula="of:=CONCATENATE([.F18])" office:value-type="string" office:string-value="in r8, imm8" calcext:value-type="string">
            <text:p>in r8, imm8</text:p>
          </table:table-cell>
          <table:table-cell table:style-name="ce44" table:formula="of:=CONCATENATE([.G18])" office:value-type="string" office:string-value="out r16, r8" calcext:value-type="string">
            <text:p>out r16, r8</text:p>
          </table:table-cell>
          <table:table-cell table:style-name="ce44" table:formula="of:=CONCATENATE([.H18])" office:value-type="string" office:string-value="out r16, r16" calcext:value-type="string">
            <text:p>out r16, r16</text:p>
          </table:table-cell>
          <table:table-cell table:style-name="ce44" table:formula="of:=CONCATENATE([.I18])" office:value-type="string" office:string-value="out r16, r32" calcext:value-type="string">
            <text:p>out r16, r32</text:p>
          </table:table-cell>
          <table:table-cell table:style-name="ce44" table:formula="of:=CONCATENATE([.J18])" office:value-type="string" office:string-value="in imm8, r8" calcext:value-type="string">
            <text:p>in imm8, r8</text:p>
          </table:table-cell>
          <table:table-cell table:style-name="ce44" table:formula="of:=CONCATENATE([.K18])" office:value-type="string" office:string-value="halt" calcext:value-type="string">
            <text:p>halt</text:p>
          </table:table-cell>
          <table:table-cell table:style-name="ce44" table:formula="of:=CONCATENATE([.L18])" office:value-type="string" office:string-value="wait" calcext:value-type="string">
            <text:p>wait</text:p>
          </table:table-cell>
          <table:table-cell table:style-name="ce44" table:formula="of:=CONCATENATE([.M18])" office:value-type="string" office:string-value="stop" calcext:value-type="string">
            <text:p>stop</text:p>
          </table:table-cell>
          <table:table-cell table:style-name="ce44" table:formula="of:=CONCATENATE([.N18])" office:value-type="string" office:string-value="[PREFIX AS]" calcext:value-type="string">
            <text:p>[PREFIX AS]</text:p>
          </table:table-cell>
          <table:table-cell table:style-name="ce44" table:formula="of:=CONCATENATE([.O18])" office:value-type="string" office:string-value="[PREFIX BS]" calcext:value-type="string">
            <text:p>[PREFIX BS]</text:p>
          </table:table-cell>
          <table:table-cell table:style-name="ce44" table:formula="of:=CONCATENATE([.P18])" office:value-type="string" office:string-value="[PREFIX ES]" calcext:value-type="string">
            <text:p>[PREFIX ES]</text:p>
          </table:table-cell>
          <table:table-cell table:style-name="ce44" table:formula="of:=CONCATENATE([.Q18])" office:value-type="string" office:string-value="[PREFIX FS]" calcext:value-type="string">
            <text:p>[PREFIX FS]</text:p>
          </table:table-cell>
          <table:table-cell table:style-name="ce44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44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44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44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44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44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44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44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44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44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44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44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44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53" table:formula="of:=CONCATENATE([.C20])">
            <text:p/>
          </table:table-cell>
          <table:table-cell table:style-name="ce53" office:value-type="string" calcext:value-type="string" table:number-columns-spanned="3" table:number-rows-spanned="1">
            <text:p>Not Implemented</text:p>
          </table:table-cell>
          <table:covered-table-cell table:style-name="ce53" table:formula="of:=CONCATENATE([.E20])">
            <text:p/>
          </table:covered-table-cell>
          <table:covered-table-cell table:style-name="ce53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44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44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44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44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53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53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44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44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44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44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44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44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" table:formula="of:=CONCATENATE([.AL21])" office:value-type="string" office:string-value="0x0" calcext:value-type="string">
            <text:p>0x0</text:p>
          </table:table-cell>
          <table:table-cell table:style-name="ce57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" table:formula="of:=CONCATENATE([.AO21])" office:value-type="string" office:string-value="0x0" calcext:value-type="string">
            <text:p>0x0</text:p>
          </table:table-cell>
          <table:table-cell table:style-name="ce57" table:formula="of:=CONCATENATE([.AP21])" office:value-type="string" office:string-value="in imm8, r8" calcext:value-type="string">
            <text:p>in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44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44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" table:formula="of:=CONCATENATE([.AL22])" office:value-type="string" office:string-value="0x1" calcext:value-type="string">
            <text:p>0x1</text:p>
          </table:table-cell>
          <table:table-cell table:style-name="ce57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" table:formula="of:=CONCATENATE([.AO22])" office:value-type="string" office:string-value="0x1" calcext:value-type="string">
            <text:p>0x1</text:p>
          </table:table-cell>
          <table:table-cell table:style-name="ce57" table:formula="of:=CONCATENATE([.AP22])" office:value-type="string" office:string-value="in imm8, r16" calcext:value-type="string">
            <text:p>in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44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44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" table:formula="of:=CONCATENATE([.AL23])" office:value-type="string" office:string-value="0x2" calcext:value-type="string">
            <text:p>0x2</text:p>
          </table:table-cell>
          <table:table-cell table:style-name="ce57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" table:formula="of:=CONCATENATE([.AO23])" office:value-type="string" office:string-value="0x2" calcext:value-type="string">
            <text:p>0x2</text:p>
          </table:table-cell>
          <table:table-cell table:style-name="ce57" table:formula="of:=CONCATENATE([.AP23])" office:value-type="string" office:string-value="in imm8, r32" calcext:value-type="string">
            <text:p>in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44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44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44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44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44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44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" table:formula="of:=CONCATENATE([.AL24])" office:value-type="string" office:string-value="0x3" calcext:value-type="string">
            <text:p>0x3</text:p>
          </table:table-cell>
          <table:table-cell table:style-name="ce57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" table:formula="of:=CONCATENATE([.AO24])" office:value-type="string" office:string-value="0x3" calcext:value-type="string">
            <text:p>0x3</text:p>
          </table:table-cell>
          <table:table-cell table:style-name="ce57" table:formula="of:=CONCATENATE([.AP24])" office:value-type="string" office:string-value="in imm16, r8" calcext:value-type="string">
            <text:p>in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44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44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44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44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44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44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" table:formula="of:=CONCATENATE([.AL25])" office:value-type="string" office:string-value="0x4" calcext:value-type="string">
            <text:p>0x4</text:p>
          </table:table-cell>
          <table:table-cell table:style-name="ce57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" table:formula="of:=CONCATENATE([.AO25])" office:value-type="string" office:string-value="0x4" calcext:value-type="string">
            <text:p>0x4</text:p>
          </table:table-cell>
          <table:table-cell table:style-name="ce57" table:formula="of:=CONCATENATE([.AP25])" office:value-type="string" office:string-value="in imm16, r16" calcext:value-type="string">
            <text:p>in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44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44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44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44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44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44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" table:formula="of:=CONCATENATE([.AL26])" office:value-type="string" office:string-value="0x5" calcext:value-type="string">
            <text:p>0x5</text:p>
          </table:table-cell>
          <table:table-cell table:style-name="ce57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" table:formula="of:=CONCATENATE([.AO26])" office:value-type="string" office:string-value="0x5" calcext:value-type="string">
            <text:p>0x5</text:p>
          </table:table-cell>
          <table:table-cell table:style-name="ce57" table:formula="of:=CONCATENATE([.AP26])" office:value-type="string" office:string-value="in imm16, r32" calcext:value-type="string">
            <text:p>in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44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44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44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44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44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44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44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44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44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44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44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44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44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44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44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44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44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44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44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44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44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44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44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44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44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44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44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44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44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44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44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44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44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44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44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44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44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44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44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44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44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44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44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44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44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44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44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44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44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44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44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44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44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44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44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44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44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44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44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44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44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44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44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44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44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44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44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44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44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44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44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44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44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44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44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44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44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44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44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44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44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44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44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44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44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44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44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44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44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44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44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44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44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44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44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44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44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44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44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44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44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44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44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44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44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44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44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44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44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44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44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44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44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44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44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44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44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44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44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44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44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44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44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44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44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44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44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44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44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44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44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44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44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44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44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44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44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44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44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44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44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44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44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44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44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44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44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44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44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44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44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44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 style:data-style-name="N2" text:time-value="11:10:52.7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2T11:31:29.190000000</dc:date>
    <meta:editing-duration>P1DT7H56M13S</meta:editing-duration>
    <meta:editing-cycles>65</meta:editing-cycles>
    <meta:generator>LibreOffice/7.6.0.3$Windows_X86_64 LibreOffice_project/69edd8b8ebc41d00b4de3915dc82f8f0fc3b6265</meta:generator>
    <meta:document-statistic meta:table-count="3" meta:cell-count="3680" meta:object-count="0"/>
  </office:meta>
</office:document-meta>
</file>